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2" table:number-rows-spanned="1">
            <text:p>Value</text:p>
          </table:table-cell>
          <table:covered-table-cell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Relais</text:p>
          </table:table-cell>
          <table:table-cell office:value-type="string">
            <text:p>optisch</text:p>
          </table:table-cell>
          <table:table-cell office:value-type="string">
            <text:p>220V</text:p>
          </table:table-cell>
          <table:table-cell/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2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0:12:03</dc:date>
    <dc:creator>IjonTichy </dc:creator>
    <meta:editing-duration>PT1H52M23S</meta:editing-duration>
    <meta:editing-cycles>3</meta:editing-cycles>
    <meta:generator>LibreOffice/3.5$Linux_X86_64 LibreOffice_project/350m1$Build-2</meta:generator>
    <meta:document-statistic meta:table-count="3" meta:cell-count="111" meta:object-count="0"/>
  </office:meta>
</office:document-meta>
</file>